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inherit" svg:font-family="inherit"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Web" style:family="paragraph">
      <style:paragraph-properties fo:border="0.0034in solid #E3E3E3" fo:padding="0in" style:shadow="none" fo:margin-top="0in" fo:margin-bottom="0.2083in" fo:background-color="#212121"/>
      <style:text-properties style:font-name="Segoe UI" style:font-name-complex="Segoe UI" fo:color="#ECECEC"/>
    </style:style>
    <style:style style:name="P3" style:parent-style-name="NormalWeb" style:family="paragraph">
      <style:paragraph-properties fo:border="0.0034in solid #E3E3E3" fo:padding="0in" style:shadow="none" fo:margin-top="0.2083in" fo:margin-bottom="0.2083in" fo:background-color="#212121"/>
      <style:text-properties style:font-name="Segoe UI" style:font-name-complex="Segoe UI" fo:color="#ECECEC"/>
    </style:style>
    <style:style style:name="P4" style:parent-style-name="NormalWeb" style:list-style-name="LFO1" style:family="paragraph">
      <style:paragraph-properties fo:border="0.0034in solid #E3E3E3" fo:padding-top="0in" fo:padding-left="0.0694in" fo:padding-bottom="0in" fo:padding-right="0in" style:shadow="none" fo:margin-top="0in" fo:margin-bottom="0in" fo:background-color="#212121"/>
    </style:style>
    <style:style style:name="T5" style:parent-style-name="Strong" style:family="text">
      <style:text-properties style:font-name="Segoe UI" style:font-name-complex="Segoe UI" fo:color="#ECECEC"/>
    </style:style>
    <style:style style:name="T6" style:parent-style-name="DefaultParagraphFont" style:family="text">
      <style:text-properties style:font-name="Segoe UI" style:font-name-complex="Segoe UI" fo:color="#ECECEC"/>
    </style:style>
    <style:style style:name="P7" style:parent-style-name="NormalWeb" style:list-style-name="LFO1" style:family="paragraph">
      <style:paragraph-properties fo:border="0.0034in solid #E3E3E3" fo:padding-top="0in" fo:padding-left="0.0694in" fo:padding-bottom="0in" fo:padding-right="0in" style:shadow="none" fo:margin-top="0in" fo:margin-bottom="0in" fo:background-color="#212121"/>
    </style:style>
    <style:style style:name="T8" style:parent-style-name="Strong" style:family="text">
      <style:text-properties style:font-name="Segoe UI" style:font-name-complex="Segoe UI" fo:color="#ECECEC"/>
    </style:style>
    <style:style style:name="T9" style:parent-style-name="DefaultParagraphFont" style:family="text">
      <style:text-properties style:font-name="Segoe UI" style:font-name-complex="Segoe UI" fo:color="#ECECEC"/>
    </style:style>
    <style:style style:name="P10" style:parent-style-name="NormalWeb" style:list-style-name="LFO1" style:family="paragraph">
      <style:paragraph-properties fo:border="0.0034in solid #E3E3E3" fo:padding-top="0in" fo:padding-left="0.0694in" fo:padding-bottom="0in" fo:padding-right="0in" style:shadow="none" fo:margin-top="0in" fo:margin-bottom="0in" fo:background-color="#212121"/>
    </style:style>
    <style:style style:name="T11" style:parent-style-name="Strong" style:family="text">
      <style:text-properties style:font-name="Segoe UI" style:font-name-complex="Segoe UI" fo:color="#ECECEC"/>
    </style:style>
    <style:style style:name="T12" style:parent-style-name="DefaultParagraphFont" style:family="text">
      <style:text-properties style:font-name="Segoe UI" style:font-name-complex="Segoe UI" fo:color="#ECECEC"/>
    </style:style>
    <style:style style:name="P13" style:parent-style-name="NormalWeb" style:list-style-name="LFO1" style:family="paragraph">
      <style:paragraph-properties fo:border="0.0034in solid #E3E3E3" fo:padding-top="0in" fo:padding-left="0.0694in" fo:padding-bottom="0in" fo:padding-right="0in" style:shadow="none" fo:margin-top="0in" fo:margin-bottom="0in" fo:background-color="#212121"/>
    </style:style>
    <style:style style:name="T14" style:parent-style-name="Strong" style:family="text">
      <style:text-properties style:font-name="Segoe UI" style:font-name-complex="Segoe UI" fo:color="#ECECEC"/>
    </style:style>
    <style:style style:name="T15" style:parent-style-name="DefaultParagraphFont" style:family="text">
      <style:text-properties style:font-name="Segoe UI" style:font-name-complex="Segoe UI" fo:color="#ECECEC"/>
    </style:style>
    <style:style style:name="P16" style:parent-style-name="NormalWeb" style:list-style-name="LFO1" style:family="paragraph">
      <style:paragraph-properties fo:border="0.0034in solid #E3E3E3" fo:padding-top="0in" fo:padding-left="0.0694in" fo:padding-bottom="0in" fo:padding-right="0in" style:shadow="none" fo:margin-top="0in" fo:margin-bottom="0in" fo:background-color="#212121"/>
    </style:style>
    <style:style style:name="T17" style:parent-style-name="Strong" style:family="text">
      <style:text-properties style:font-name="Segoe UI" style:font-name-complex="Segoe UI" fo:color="#ECECEC"/>
    </style:style>
    <style:style style:name="T18" style:parent-style-name="DefaultParagraphFont" style:family="text">
      <style:text-properties style:font-name="Segoe UI" style:font-name-complex="Segoe UI" fo:color="#ECECEC"/>
    </style:style>
    <style:style style:name="P19" style:parent-style-name="NormalWeb" style:list-style-name="LFO1" style:family="paragraph">
      <style:paragraph-properties fo:border="0.0034in solid #E3E3E3" fo:padding-top="0in" fo:padding-left="0.0694in" fo:padding-bottom="0in" fo:padding-right="0in" style:shadow="none" fo:margin-top="0in" fo:margin-bottom="0in" fo:background-color="#212121"/>
    </style:style>
    <style:style style:name="T20" style:parent-style-name="Strong" style:family="text">
      <style:text-properties style:font-name="Segoe UI" style:font-name-complex="Segoe UI" fo:color="#ECECEC"/>
    </style:style>
    <style:style style:name="T21" style:parent-style-name="DefaultParagraphFont" style:family="text">
      <style:text-properties style:font-name="Segoe UI" style:font-name-complex="Segoe UI" fo:color="#ECECEC"/>
    </style:style>
    <style:style style:name="P22" style:parent-style-name="NormalWeb" style:family="paragraph">
      <style:paragraph-properties fo:border="0.0034in solid #E3E3E3" fo:padding="0in" style:shadow="none" fo:margin-top="0.2083in" fo:margin-bottom="0in" fo:background-color="#212121"/>
      <style:text-properties style:font-name="Segoe UI" style:font-name-complex="Segoe UI" fo:color="#ECECEC"/>
    </style:style>
    <style:style style:name="P23" style:parent-style-name="Normal" style:family="paragraph">
      <style:paragraph-properties fo:border="0.0034in solid #E3E3E3" fo:padding="0in" style:shadow="none" fo:margin-bottom="0.2083in" fo:line-height="100%" fo:background-color="#212121"/>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24"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5"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26"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27"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8"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29"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30"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31"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32"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33"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34"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35"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36"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37"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38"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39"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40"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41"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42"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43"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44"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45"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46"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47"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48"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49"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50"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51"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52"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53"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54"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55"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56" style:parent-style-name="Normal" style:family="paragraph">
      <style:paragraph-properties fo:border="0.0034in solid #E3E3E3" fo:padding="0in" style:shadow="none" fo:margin-bottom="0.2083in" fo:line-height="100%" fo:background-color="#212121"/>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57" style:parent-style-name="Normal" style:list-style-name="LFO3" style:family="paragraph">
      <style:paragraph-properties fo:border="0.0034in solid #E3E3E3" fo:padding-top="0in" fo:padding-left="0.0694in" fo:padding-bottom="0in" fo:padding-right="0in" style:shadow="none" fo:margin-bottom="0in" fo:line-height="100%" fo:background-color="#212121"/>
    </style:style>
    <style:style style:name="T58"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5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60"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61"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62"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63"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64"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65"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66"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67"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68"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6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70" style:parent-style-name="Normal" style:list-style-name="LFO3" style:family="paragraph">
      <style:paragraph-properties fo:border="0.0034in solid #E3E3E3" fo:padding-top="0in" fo:padding-left="0.0694in" fo:padding-bottom="0in" fo:padding-right="0in" style:shadow="none" fo:margin-bottom="0in" fo:line-height="100%" fo:background-color="#212121"/>
    </style:style>
    <style:style style:name="T71"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7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73"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74"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75"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7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77"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78"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79"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80"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81"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8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83"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84"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85"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8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87"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88"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89"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90"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91" style:parent-style-name="Normal" style:list-style-name="LFO3" style:family="paragraph">
      <style:paragraph-properties fo:border="0.0034in solid #E3E3E3" fo:padding-top="0in" fo:padding-left="0.0694in" fo:padding-bottom="0in" fo:padding-right="0in" style:shadow="none" fo:margin-bottom="0in" fo:line-height="100%" fo:background-color="#212121"/>
    </style:style>
    <style:style style:name="T92"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93"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94"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95"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96"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97"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98" style:parent-style-name="Normal" style:list-style-name="LFO3" style:family="paragraph">
      <style:paragraph-properties fo:border="0.0034in solid #E3E3E3" fo:padding-top="0in" fo:padding-left="0.0694in" fo:padding-bottom="0in" fo:padding-right="0in" style:shadow="none" fo:margin-bottom="0in" fo:line-height="100%" fo:background-color="#212121"/>
    </style:style>
    <style:style style:name="T99"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00"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01"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0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03"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04"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05" style:parent-style-name="Normal" style:list-style-name="LFO3" style:family="paragraph">
      <style:paragraph-properties fo:border="0.0034in solid #E3E3E3" fo:padding-top="0in" fo:padding-left="0.0694in" fo:padding-bottom="0in" fo:padding-right="0in" style:shadow="none" fo:margin-bottom="0in" fo:line-height="100%" fo:background-color="#212121"/>
    </style:style>
    <style:style style:name="T106"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07"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08"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0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10" style:parent-style-name="Normal" style:family="paragraph">
      <style:paragraph-properties fo:border="0.0034in solid #E3E3E3" fo:padding="0in" style:shadow="none" fo:margin-top="0.2083in" fo:margin-bottom="0.2083in" fo:line-height="100%" fo:background-color="#212121"/>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11" style:parent-style-name="Normal" style:list-style-name="LFO4" style:family="paragraph">
      <style:paragraph-properties fo:border="0.0034in solid #E3E3E3" fo:padding-top="0in" fo:padding-left="0.0694in" fo:padding-bottom="0in" fo:padding-right="0in" style:shadow="none" fo:margin-bottom="0in" fo:line-height="100%" fo:background-color="#212121"/>
    </style:style>
    <style:style style:name="T112"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13"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14" style:parent-style-name="Normal" style:list-style-name="LFO4" style:family="paragraph">
      <style:paragraph-properties fo:border="0.0034in solid #E3E3E3" fo:padding-top="0in" fo:padding-left="0.0694in" fo:padding-bottom="0in" fo:padding-right="0in" style:shadow="none" fo:margin-bottom="0in" fo:line-height="100%" fo:background-color="#212121"/>
    </style:style>
    <style:style style:name="T115"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1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17" style:parent-style-name="Normal" style:list-style-name="LFO4" style:family="paragraph">
      <style:paragraph-properties fo:border="0.0034in solid #E3E3E3" fo:padding-top="0in" fo:padding-left="0.0694in" fo:padding-bottom="0in" fo:padding-right="0in" style:shadow="none" fo:margin-bottom="0in" fo:line-height="100%" fo:background-color="#212121"/>
    </style:style>
    <style:style style:name="T118"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1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20" style:parent-style-name="Normal" style:list-style-name="LFO4" style:family="paragraph">
      <style:paragraph-properties fo:border="0.0034in solid #E3E3E3" fo:padding-top="0in" fo:padding-left="0.0694in" fo:padding-bottom="0in" fo:padding-right="0in" style:shadow="none" fo:margin-bottom="0in" fo:line-height="100%" fo:background-color="#212121"/>
    </style:style>
    <style:style style:name="T121"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2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23" style:parent-style-name="Normal" style:list-style-name="LFO4" style:family="paragraph">
      <style:paragraph-properties fo:border="0.0034in solid #E3E3E3" fo:padding-top="0in" fo:padding-left="0.0694in" fo:padding-bottom="0in" fo:padding-right="0in" style:shadow="none" fo:margin-bottom="0in" fo:line-height="100%" fo:background-color="#212121"/>
    </style:style>
    <style:style style:name="T124"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25"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26" style:parent-style-name="Normal" style:family="paragraph">
      <style:paragraph-properties fo:border="0.0034in solid #E3E3E3" fo:padding="0in" style:shadow="none" fo:margin-top="0.2083in" fo:margin-bottom="0.0694in" fo:line-height="100%" fo:background-color="#212121"/>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27"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style>
    <style:style style:name="T128" style:parent-style-name="DefaultParagraphFont" style:family="text">
      <style:text-properties style:font-name="Arial" style:font-name-asian="Times New Roman" style:font-name-complex="Arial" text:display="none" style:letter-kerning="false" fo:font-size="8pt" style:font-size-asian="8pt" style:font-size-complex="8pt" style:language-asian="en" style:country-asian="IN"/>
    </style:style>
    <style:style style:name="P129"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style:letter-kerning="false" fo:font-size="8pt" style:font-size-asian="8pt" style:font-size-complex="8pt" style:language-asian="en" style:country-asian="IN"/>
    </style:style>
    <style:style style:name="P130"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style>
    <style:style style:name="P131"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style>
    <style:style style:name="P132"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style>
    <style:style style:name="P133" style:parent-style-name="Normal" style:family="paragraph">
      <style:paragraph-properties fo:border="0.0034in solid #E3E3E3" fo:padding="0in" style:shadow="none" fo:margin-bottom="0.2083in" fo:line-height="100%" fo:background-color="#212121"/>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34" style:parent-style-name="Normal" style:list-style-name="LFO5" style:family="paragraph">
      <style:paragraph-properties fo:border="0.0034in solid #E3E3E3" fo:padding-top="0in" fo:padding-left="0.0694in" fo:padding-bottom="0in" fo:padding-right="0in" style:shadow="none" fo:margin-bottom="0in" fo:line-height="100%" fo:background-color="#212121"/>
    </style:style>
    <style:style style:name="T135"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3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37" style:parent-style-name="Normal" style:list-style-name="LFO5" style:family="paragraph">
      <style:paragraph-properties fo:border="0.0034in solid #E3E3E3" fo:padding-top="0in" fo:padding-left="0.0694in" fo:padding-bottom="0in" fo:padding-right="0in" style:shadow="none" fo:margin-bottom="0in" fo:line-height="100%" fo:background-color="#212121"/>
    </style:style>
    <style:style style:name="T138"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3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40" style:parent-style-name="Normal" style:list-style-name="LFO5" style:family="paragraph">
      <style:paragraph-properties fo:border="0.0034in solid #E3E3E3" fo:padding-top="0in" fo:padding-left="0.0694in" fo:padding-bottom="0in" fo:padding-right="0in" style:shadow="none" fo:margin-bottom="0in" fo:line-height="100%" fo:background-color="#212121"/>
    </style:style>
    <style:style style:name="T141"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4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43" style:parent-style-name="Normal" style:list-style-name="LFO5" style:family="paragraph">
      <style:paragraph-properties fo:border="0.0034in solid #E3E3E3" fo:padding-top="0in" fo:padding-left="0.0694in" fo:padding-bottom="0in" fo:padding-right="0in" style:shadow="none" fo:margin-bottom="0in" fo:line-height="100%" fo:background-color="#212121"/>
    </style:style>
    <style:style style:name="T144"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45"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46" style:parent-style-name="Normal" style:list-style-name="LFO5" style:family="paragraph">
      <style:paragraph-properties fo:border="0.0034in solid #E3E3E3" fo:padding-top="0in" fo:padding-left="0.0694in" fo:padding-bottom="0in" fo:padding-right="0in" style:shadow="none" fo:margin-bottom="0in" fo:line-height="100%" fo:background-color="#212121"/>
    </style:style>
    <style:style style:name="T147"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48"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4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50" style:parent-style-name="Normal" style:family="paragraph">
      <style:paragraph-properties fo:border="0.0034in solid #E3E3E3" fo:padding="0in" style:shadow="none" fo:margin-top="0.2083in" fo:margin-bottom="0.2083in" fo:line-height="100%" fo:background-color="#212121"/>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51" style:parent-style-name="Normal" style:family="paragraph">
      <style:paragraph-properties fo:border="0.0034in solid #E3E3E3" fo:padding="0in" style:shadow="none" fo:margin-top="0.2083in" fo:margin-bottom="0.2083in" fo:line-height="100%" fo:background-color="#212121"/>
    </style:style>
    <style:style style:name="T152"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53"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54"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55"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56" style:parent-style-name="Normal" style:family="paragraph">
      <style:paragraph-properties fo:border="0.0034in solid #E3E3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7" style:parent-style-name="DefaultParagraphFont" style:family="text">
      <style:text-properties style:font-name="Segoe UI" style:font-name-asian="Times New Roman" style:font-name-complex="Segoe UI" fo:color="#FFFFFF" style:letter-kerning="false" fo:font-size="12pt" style:font-size-asian="12pt" style:font-size-complex="12pt" style:language-asian="en" style:country-asian="IN"/>
    </style:style>
    <style:style style:name="P158" style:parent-style-name="Normal" style:family="paragraph">
      <style:paragraph-properties fo:border="0.0034in solid #E3E3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60"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61"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162"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63"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164"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6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66"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167" style:parent-style-name="Normal" style:family="paragraph">
      <style:paragraph-properties fo:border="0.0034in solid #E3E3E3" fo:padding="0in" style:shadow="none" fo:margin-top="0.2083in" fo:margin-bottom="0.2083in" fo:line-height="100%" fo:background-color="#212121"/>
    </style:style>
    <style:style style:name="T168"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6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70"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71"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72" style:parent-style-name="Normal" style:family="paragraph">
      <style:paragraph-properties fo:border="0.0034in solid #E3E3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3" style:parent-style-name="DefaultParagraphFont" style:family="text">
      <style:text-properties style:font-name="Segoe UI" style:font-name-asian="Times New Roman" style:font-name-complex="Segoe UI" fo:color="#FFFFFF" style:letter-kerning="false" fo:font-size="12pt" style:font-size-asian="12pt" style:font-size-complex="12pt" style:language-asian="en" style:country-asian="IN"/>
    </style:style>
    <style:style style:name="P174" style:parent-style-name="Normal" style:family="paragraph">
      <style:paragraph-properties fo:border="0.0034in solid #E3E3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76"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77"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178"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79"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180"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8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82"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183" style:parent-style-name="Normal" style:family="paragraph">
      <style:paragraph-properties fo:border="0.0034in solid #E3E3E3" fo:padding="0in" style:shadow="none" fo:margin-top="0.2083in" fo:margin-bottom="0.0694in" fo:line-height="100%" fo:background-color="#212121"/>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84"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style>
    <style:style style:name="T185" style:parent-style-name="DefaultParagraphFont" style:family="text">
      <style:text-properties style:font-name="Arial" style:font-name-asian="Times New Roman" style:font-name-complex="Arial" text:display="none" style:letter-kerning="false" fo:font-size="8pt" style:font-size-asian="8pt" style:font-size-complex="8pt" style:language-asian="en" style:country-asian="IN"/>
    </style:style>
    <style:style style:name="P186"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style:letter-kerning="false" fo:font-size="8pt" style:font-size-asian="8pt" style:font-size-complex="8pt" style:language-asian="en" style:country-asian="IN"/>
    </style:style>
    <style:style style:name="P187" style:parent-style-name="Normal" style:family="paragraph">
      <style:paragraph-properties fo:margin-bottom="0.0694in" fo:line-height="100%" fo:background-color="#212121"/>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88" style:parent-style-name="Normal" style:family="paragraph">
      <style:paragraph-properties fo:border="0.0034in solid #E3E3E3" fo:padding="0in" style:shadow="none" fo:margin-bottom="0.2083in" fo:line-height="100%" fo:background-color="#212121"/>
    </style:style>
    <style:style style:name="T18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90"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91"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9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93"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94"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95" style:parent-style-name="Normal" style:family="paragraph">
      <style:paragraph-properties fo:border="0.0034in solid #E3E3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6" style:parent-style-name="DefaultParagraphFont" style:family="text">
      <style:text-properties style:font-name="Segoe UI" style:font-name-asian="Times New Roman" style:font-name-complex="Segoe UI" fo:color="#FFFFFF" style:letter-kerning="false" fo:font-size="12pt" style:font-size-asian="12pt" style:font-size-complex="12pt" style:language-asian="en" style:country-asian="IN"/>
    </style:style>
    <style:style style:name="P197" style:parent-style-name="Normal" style:family="paragraph">
      <style:paragraph-properties fo:border="0.0034in solid #E3E3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8"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19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200" style:parent-style-name="Normal" style:family="paragraph">
      <style:paragraph-properties fo:border="0.0034in solid #E3E3E3" fo:padding="0in" style:shadow="none" fo:margin-top="0.2083in" fo:margin-bottom="0.2083in" fo:line-height="100%" fo:background-color="#212121"/>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01" style:parent-style-name="Normal" style:family="paragraph">
      <style:paragraph-properties fo:border="0.0034in solid #E3E3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2" style:parent-style-name="DefaultParagraphFont" style:family="text">
      <style:text-properties style:font-name="Segoe UI" style:font-name-asian="Times New Roman" style:font-name-complex="Segoe UI" fo:color="#FFFFFF" style:letter-kerning="false" fo:font-size="12pt" style:font-size-asian="12pt" style:font-size-complex="12pt" style:language-asian="en" style:country-asian="IN"/>
    </style:style>
    <style:style style:name="P203" style:parent-style-name="Normal" style:family="paragraph">
      <style:paragraph-properties fo:border="0.0034in solid #E3E3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4"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20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206" style:parent-style-name="Normal" style:family="paragraph">
      <style:paragraph-properties fo:border="0.0034in solid #E3E3E3" fo:padding="0in" style:shadow="none" fo:margin-top="0.2083in" fo:margin-bottom="0.2083in" fo:line-height="100%" fo:background-color="#212121"/>
    </style:style>
    <style:style style:name="T207"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208"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20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10" style:parent-style-name="Normal" style:list-style-name="LFO6" style:family="paragraph">
      <style:paragraph-properties fo:border="0.0034in solid #E3E3E3" fo:padding-top="0in" fo:padding-left="0.0694in" fo:padding-bottom="0in" fo:padding-right="0in" style:shadow="none" fo:margin-bottom="0in" fo:line-height="100%" fo:background-color="#212121"/>
    </style:style>
    <style:style style:name="T211"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21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13" style:parent-style-name="Normal" style:list-style-name="LFO6" style:family="paragraph">
      <style:paragraph-properties fo:border="0.0034in solid #E3E3E3" fo:padding-top="0in" fo:padding-left="0.0694in" fo:padding-bottom="0in" fo:padding-right="0in" style:shadow="none" fo:margin-bottom="0in" fo:line-height="100%" fo:background-color="#212121"/>
    </style:style>
    <style:style style:name="T214"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215"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16" style:parent-style-name="Normal" style:list-style-name="LFO6" style:family="paragraph">
      <style:paragraph-properties fo:border="0.0034in solid #E3E3E3" fo:padding-top="0in" fo:padding-left="0.0694in" fo:padding-bottom="0in" fo:padding-right="0in" style:shadow="none" fo:margin-bottom="0in" fo:line-height="100%" fo:background-color="#212121"/>
    </style:style>
    <style:style style:name="T217"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218"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19" style:parent-style-name="Normal" style:list-style-name="LFO6" style:family="paragraph">
      <style:paragraph-properties fo:border="0.0034in solid #E3E3E3" fo:padding-top="0in" fo:padding-left="0.0694in" fo:padding-bottom="0in" fo:padding-right="0in" style:shadow="none" fo:margin-bottom="0in" fo:line-height="100%" fo:background-color="#212121"/>
    </style:style>
    <style:style style:name="T220"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221"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222"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223"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24" style:parent-style-name="Normal" style:list-style-name="LFO6" style:family="paragraph">
      <style:paragraph-properties fo:border="0.0034in solid #E3E3E3" fo:padding-top="0in" fo:padding-left="0.0694in" fo:padding-bottom="0in" fo:padding-right="0in" style:shadow="none" fo:margin-bottom="0in" fo:line-height="100%" fo:background-color="#212121"/>
    </style:style>
    <style:style style:name="T225"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22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227"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228"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29" style:parent-style-name="Normal" style:family="paragraph">
      <style:paragraph-properties fo:border="0.0034in solid #E3E3E3" fo:padding="0in" style:shadow="none" fo:margin-top="0.2083in" fo:margin-bottom="0.2083in" fo:line-height="100%" fo:background-color="#212121"/>
    </style:style>
    <style:style style:name="T230"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231"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23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33" style:parent-style-name="Normal" style:family="paragraph">
      <style:paragraph-properties fo:border="0.0034in solid #E3E3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4" style:parent-style-name="DefaultParagraphFont" style:family="text">
      <style:text-properties style:font-name="Segoe UI" style:font-name-asian="Times New Roman" style:font-name-complex="Segoe UI" fo:color="#FFFFFF" style:letter-kerning="false" fo:font-size="12pt" style:font-size-asian="12pt" style:font-size-complex="12pt" style:language-asian="en" style:country-asian="IN"/>
    </style:style>
    <style:style style:name="P235" style:parent-style-name="Normal" style:family="paragraph">
      <style:paragraph-properties fo:border="0.0034in solid #E3E3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6"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23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38"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3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40"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24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42"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24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44"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4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246" style:parent-style-name="Normal" style:family="paragraph">
      <style:paragraph-properties fo:border="0.0034in solid #E3E3E3" fo:padding="0in" style:shadow="none" fo:margin-top="0.2083in" fo:margin-bottom="0.0694in" fo:line-height="100%" fo:background-color="#212121"/>
    </style:style>
    <style:style style:name="T247"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248"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24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250"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251"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252"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253"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254"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255"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56"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style>
    <style:style style:name="T257" style:parent-style-name="DefaultParagraphFont" style:family="text">
      <style:text-properties style:font-name="Arial" style:font-name-asian="Times New Roman" style:font-name-complex="Arial" text:display="none" style:letter-kerning="false" fo:font-size="8pt" style:font-size-asian="8pt" style:font-size-complex="8pt" style:language-asian="en" style:country-asian="IN"/>
    </style:style>
    <style:style style:name="P258"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style:letter-kerning="false" fo:font-size="8pt" style:font-size-asian="8pt" style:font-size-complex="8pt" style:language-asian="en" style:country-asian="IN"/>
    </style:style>
    <style:style style:name="P259"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style>
    <style:style style:name="P260" style:parent-style-name="NormalWeb" style:family="paragraph">
      <style:paragraph-properties fo:border="0.0034in solid #E3E3E3" fo:padding="0in" style:shadow="none" fo:margin-top="0in" fo:margin-bottom="0.2083in" fo:background-color="#212121"/>
      <style:text-properties style:font-name="Segoe UI" style:font-name-complex="Segoe UI" fo:color="#FFFFFF" fo:font-size="13.5pt" style:font-size-asian="13.5pt" style:font-size-complex="13.5pt"/>
    </style:style>
    <style:style style:name="P261" style:parent-style-name="NormalWeb" style:list-style-name="LFO7" style:family="paragraph">
      <style:paragraph-properties fo:border="0.0034in solid #E3E3E3" fo:padding-top="0in" fo:padding-left="0.0694in" fo:padding-bottom="0in" fo:padding-right="0in" style:shadow="none" fo:margin-top="0in" fo:margin-bottom="0in" fo:background-color="#212121"/>
    </style:style>
    <style:style style:name="T262" style:parent-style-name="Strong" style:family="text">
      <style:text-properties style:font-name="Segoe UI" style:font-name-complex="Segoe UI" fo:color="#FFFFFF" fo:font-size="13.5pt" style:font-size-asian="13.5pt" style:font-size-complex="13.5pt"/>
    </style:style>
    <style:style style:name="T263" style:parent-style-name="DefaultParagraphFont" style:family="text">
      <style:text-properties style:font-name="Segoe UI" style:font-name-complex="Segoe UI" fo:color="#FFFFFF" fo:font-size="13.5pt" style:font-size-asian="13.5pt" style:font-size-complex="13.5pt"/>
    </style:style>
    <style:style style:name="P264" style:parent-style-name="NormalWeb" style:list-style-name="LFO7" style:family="paragraph">
      <style:paragraph-properties fo:border="0.0034in solid #E3E3E3" fo:padding-top="0in" fo:padding-left="0.0694in" fo:padding-bottom="0in" fo:padding-right="0in" style:shadow="none" fo:margin-top="0in" fo:margin-bottom="0in" fo:background-color="#212121"/>
    </style:style>
    <style:style style:name="T265" style:parent-style-name="Strong" style:family="text">
      <style:text-properties style:font-name="Segoe UI" style:font-name-complex="Segoe UI" fo:color="#FFFFFF" fo:font-size="13.5pt" style:font-size-asian="13.5pt" style:font-size-complex="13.5pt"/>
    </style:style>
    <style:style style:name="T266" style:parent-style-name="DefaultParagraphFont" style:family="text">
      <style:text-properties style:font-name="Segoe UI" style:font-name-complex="Segoe UI" fo:color="#FFFFFF" fo:font-size="13.5pt" style:font-size-asian="13.5pt" style:font-size-complex="13.5pt"/>
    </style:style>
    <style:style style:name="P267" style:parent-style-name="NormalWeb" style:list-style-name="LFO7" style:family="paragraph">
      <style:paragraph-properties fo:border="0.0034in solid #E3E3E3" fo:padding-top="0in" fo:padding-left="0.0694in" fo:padding-bottom="0in" fo:padding-right="0in" style:shadow="none" fo:margin-top="0in" fo:margin-bottom="0in" fo:background-color="#212121"/>
    </style:style>
    <style:style style:name="T268" style:parent-style-name="Strong" style:family="text">
      <style:text-properties style:font-name="Segoe UI" style:font-name-complex="Segoe UI" fo:color="#FFFFFF" fo:font-size="13.5pt" style:font-size-asian="13.5pt" style:font-size-complex="13.5pt"/>
    </style:style>
    <style:style style:name="T269" style:parent-style-name="DefaultParagraphFont" style:family="text">
      <style:text-properties style:font-name="Segoe UI" style:font-name-complex="Segoe UI" fo:color="#FFFFFF" fo:font-size="13.5pt" style:font-size-asian="13.5pt" style:font-size-complex="13.5pt"/>
    </style:style>
    <style:style style:name="P270" style:parent-style-name="NormalWeb" style:list-style-name="LFO7" style:family="paragraph">
      <style:paragraph-properties fo:border="0.0034in solid #E3E3E3" fo:padding-top="0in" fo:padding-left="0.0694in" fo:padding-bottom="0in" fo:padding-right="0in" style:shadow="none" fo:margin-top="0in" fo:margin-bottom="0in" fo:background-color="#212121"/>
    </style:style>
    <style:style style:name="T271" style:parent-style-name="Strong" style:family="text">
      <style:text-properties style:font-name="Segoe UI" style:font-name-complex="Segoe UI" fo:color="#FFFFFF" fo:font-size="13.5pt" style:font-size-asian="13.5pt" style:font-size-complex="13.5pt"/>
    </style:style>
    <style:style style:name="T272" style:parent-style-name="DefaultParagraphFont" style:family="text">
      <style:text-properties style:font-name="Segoe UI" style:font-name-complex="Segoe UI" fo:color="#FFFFFF" fo:font-size="13.5pt" style:font-size-asian="13.5pt" style:font-size-complex="13.5pt"/>
    </style:style>
    <style:style style:name="P273" style:parent-style-name="NormalWeb" style:family="paragraph">
      <style:paragraph-properties fo:border="0.0034in solid #E3E3E3" fo:padding="0in" style:shadow="none" fo:margin-top="0.2083in" fo:margin-bottom="0.2083in" fo:background-color="#212121"/>
      <style:text-properties style:font-name="Segoe UI" style:font-name-complex="Segoe UI" fo:color="#FFFFFF" fo:font-size="13.5pt" style:font-size-asian="13.5pt" style:font-size-complex="13.5pt"/>
    </style:style>
    <style:style style:name="P274" style:parent-style-name="NormalWeb" style:family="paragraph">
      <style:paragraph-properties fo:border="0.0034in solid #E3E3E3" fo:padding="0in" style:shadow="none" fo:margin-top="0.2083in" fo:margin-bottom="0.2083in" fo:background-color="#212121"/>
      <style:text-properties style:font-name="Segoe UI" style:font-name-complex="Segoe UI" fo:color="#FFFFFF" fo:font-size="13.5pt" style:font-size-asian="13.5pt" style:font-size-complex="13.5pt"/>
    </style:style>
    <style:style style:name="P275" style:parent-style-name="HTMLPreformatted" style:family="paragraph">
      <style:paragraph-properties fo:border="0.0034in solid #E3E3E3" fo:padding="0in" style:shadow="none"/>
    </style:style>
    <style:style style:name="T276" style:parent-style-name="DefaultParagraphFont" style:family="text">
      <style:text-properties style:font-name="Segoe UI" style:font-name-complex="Segoe UI" fo:color="#FFFFFF" fo:font-size="12pt" style:font-size-asian="12pt" style:font-size-complex="12pt"/>
    </style:style>
    <style:style style:name="P277" style:parent-style-name="HTMLPreformatted" style:family="paragraph">
      <style:paragraph-properties fo:border="0.0034in solid #E3E3E3" fo:padding="0in" style:shadow="none"/>
    </style:style>
    <style:style style:name="T278" style:parent-style-name="hljs-keyword" style:family="text">
      <style:text-properties style:font-name="inherit" fo:color="#2E95D3"/>
    </style:style>
    <style:style style:name="T279" style:parent-style-name="HTMLCode" style:family="text">
      <style:text-properties style:font-name="inherit" fo:color="#FFFFFF"/>
    </style:style>
    <style:style style:name="T280" style:parent-style-name="hljs-number" style:family="text">
      <style:text-properties style:font-name="inherit" fo:color="#DF3079"/>
    </style:style>
    <style:style style:name="T281" style:parent-style-name="HTMLCode" style:family="text">
      <style:text-properties style:font-name="inherit" fo:color="#FFFFFF"/>
    </style:style>
    <style:style style:name="T282" style:parent-style-name="hljs-keyword" style:family="text">
      <style:text-properties style:font-name="inherit" fo:color="#2E95D3"/>
    </style:style>
    <style:style style:name="T283" style:parent-style-name="HTMLCode" style:family="text">
      <style:text-properties style:font-name="inherit" fo:color="#FFFFFF"/>
    </style:style>
    <style:style style:name="T284" style:parent-style-name="hljs-number" style:family="text">
      <style:text-properties style:font-name="inherit" fo:color="#DF3079"/>
    </style:style>
    <style:style style:name="T285" style:parent-style-name="HTMLCode" style:family="text">
      <style:text-properties style:font-name="inherit" fo:color="#FFFFFF"/>
    </style:style>
    <style:style style:name="T286" style:parent-style-name="hljs-keyword" style:family="text">
      <style:text-properties style:font-name="inherit" fo:color="#2E95D3"/>
    </style:style>
    <style:style style:name="T287" style:parent-style-name="HTMLCode" style:family="text">
      <style:text-properties style:font-name="inherit" fo:color="#FFFFFF"/>
    </style:style>
    <style:style style:name="T288" style:parent-style-name="hljs-variable" style:family="text">
      <style:text-properties style:font-name="inherit" fo:color="#DF3079"/>
    </style:style>
    <style:style style:name="T289" style:parent-style-name="HTMLCode" style:family="text">
      <style:text-properties style:font-name="inherit" fo:color="#FFFFFF"/>
    </style:style>
    <style:style style:name="T290" style:parent-style-name="hljs-title" style:family="text">
      <style:text-properties style:font-name="inherit" fo:color="#F22C3D"/>
    </style:style>
    <style:style style:name="T291" style:parent-style-name="HTMLCode" style:family="text">
      <style:text-properties style:font-name="inherit" fo:color="#FFFFFF"/>
    </style:style>
    <style:style style:name="T292" style:parent-style-name="hljs-comment" style:family="text">
      <style:text-properties style:font-name="inherit" fo:color="#FFFFFF"/>
    </style:style>
    <style:style style:name="T293" style:parent-style-name="HTMLCode" style:family="text">
      <style:text-properties style:font-name="inherit" fo:color="#FFFFFF"/>
    </style:style>
    <style:style style:name="P294" style:parent-style-name="NormalWeb" style:family="paragraph">
      <style:paragraph-properties fo:border="0.0034in solid #E3E3E3" fo:padding="0in" style:shadow="none" fo:margin-top="0.2083in" fo:margin-bottom="0.2083in" fo:background-color="#212121"/>
    </style:style>
    <style:style style:name="T295" style:parent-style-name="DefaultParagraphFont" style:family="text">
      <style:text-properties style:font-name="Segoe UI" style:font-name-complex="Segoe UI" fo:color="#FFFFFF" fo:font-size="13.5pt" style:font-size-asian="13.5pt" style:font-size-complex="13.5pt"/>
    </style:style>
    <style:style style:name="T296" style:parent-style-name="HTMLCode" style:family="text">
      <style:text-properties style:font-name="Ubuntu Mono" fo:font-weight="bold" style:font-weight-asian="bold" style:font-weight-complex="bold" fo:color="#FFFFFF"/>
    </style:style>
    <style:style style:name="T297" style:parent-style-name="DefaultParagraphFont" style:family="text">
      <style:text-properties style:font-name="Segoe UI" style:font-name-complex="Segoe UI" fo:color="#FFFFFF" fo:font-size="13.5pt" style:font-size-asian="13.5pt" style:font-size-complex="13.5pt"/>
    </style:style>
    <style:style style:name="T298" style:parent-style-name="HTMLCode" style:family="text">
      <style:text-properties style:font-name="Ubuntu Mono" fo:font-weight="bold" style:font-weight-asian="bold" style:font-weight-complex="bold" fo:color="#FFFFFF"/>
    </style:style>
    <style:style style:name="T299" style:parent-style-name="DefaultParagraphFont" style:family="text">
      <style:text-properties style:font-name="Segoe UI" style:font-name-complex="Segoe UI" fo:color="#FFFFFF" fo:font-size="13.5pt" style:font-size-asian="13.5pt" style:font-size-complex="13.5pt"/>
    </style:style>
    <style:style style:name="T300" style:parent-style-name="HTMLCode" style:family="text">
      <style:text-properties style:font-name="Ubuntu Mono" fo:font-weight="bold" style:font-weight-asian="bold" style:font-weight-complex="bold" fo:color="#FFFFFF"/>
    </style:style>
    <style:style style:name="T301" style:parent-style-name="DefaultParagraphFont" style:family="text">
      <style:text-properties style:font-name="Segoe UI" style:font-name-complex="Segoe UI" fo:color="#FFFFFF" fo:font-size="13.5pt" style:font-size-asian="13.5pt" style:font-size-complex="13.5pt"/>
    </style:style>
    <style:style style:name="P302" style:parent-style-name="NormalWeb" style:family="paragraph">
      <style:paragraph-properties fo:border="0.0034in solid #E3E3E3" fo:padding="0in" style:shadow="none" fo:margin-top="0.2083in" fo:margin-bottom="0.2083in" fo:background-color="#212121"/>
      <style:text-properties style:font-name="Segoe UI" style:font-name-complex="Segoe UI" fo:color="#FFFFFF" fo:font-size="13.5pt" style:font-size-asian="13.5pt" style:font-size-complex="13.5pt"/>
    </style:style>
    <style:style style:name="P303" style:parent-style-name="HTMLPreformatted" style:family="paragraph">
      <style:paragraph-properties fo:border="0.0034in solid #E3E3E3" fo:padding="0in" style:shadow="none"/>
    </style:style>
    <style:style style:name="T304" style:parent-style-name="DefaultParagraphFont" style:family="text">
      <style:text-properties style:font-name="Segoe UI" style:font-name-complex="Segoe UI" fo:color="#FFFFFF" fo:font-size="12pt" style:font-size-asian="12pt" style:font-size-complex="12pt"/>
    </style:style>
    <style:style style:name="P305" style:parent-style-name="HTMLPreformatted" style:family="paragraph">
      <style:paragraph-properties fo:border="0.0034in solid #E3E3E3" fo:padding="0in" style:shadow="none"/>
    </style:style>
    <style:style style:name="T306" style:parent-style-name="hljs-keyword" style:family="text">
      <style:text-properties style:font-name="inherit" fo:color="#2E95D3"/>
    </style:style>
    <style:style style:name="T307" style:parent-style-name="HTMLCode" style:family="text">
      <style:text-properties style:font-name="inherit" fo:color="#FFFFFF"/>
    </style:style>
    <style:style style:name="T308" style:parent-style-name="hljs-number" style:family="text">
      <style:text-properties style:font-name="inherit" fo:color="#DF3079"/>
    </style:style>
    <style:style style:name="T309" style:parent-style-name="HTMLCode" style:family="text">
      <style:text-properties style:font-name="inherit" fo:color="#FFFFFF"/>
    </style:style>
    <style:style style:name="T310" style:parent-style-name="hljs-keyword" style:family="text">
      <style:text-properties style:font-name="inherit" fo:color="#2E95D3"/>
    </style:style>
    <style:style style:name="T311" style:parent-style-name="HTMLCode" style:family="text">
      <style:text-properties style:font-name="inherit" fo:color="#FFFFFF"/>
    </style:style>
    <style:style style:name="T312" style:parent-style-name="hljs-number" style:family="text">
      <style:text-properties style:font-name="inherit" fo:color="#DF3079"/>
    </style:style>
    <style:style style:name="T313" style:parent-style-name="HTMLCode" style:family="text">
      <style:text-properties style:font-name="inherit" fo:color="#FFFFFF"/>
    </style:style>
    <style:style style:name="T314" style:parent-style-name="hljs-keyword" style:family="text">
      <style:text-properties style:font-name="inherit" fo:color="#2E95D3"/>
    </style:style>
    <style:style style:name="T315" style:parent-style-name="HTMLCode" style:family="text">
      <style:text-properties style:font-name="inherit" fo:color="#FFFFFF"/>
    </style:style>
    <style:style style:name="T316" style:parent-style-name="hljs-variable" style:family="text">
      <style:text-properties style:font-name="inherit" fo:color="#DF3079"/>
    </style:style>
    <style:style style:name="T317" style:parent-style-name="HTMLCode" style:family="text">
      <style:text-properties style:font-name="inherit" fo:color="#FFFFFF"/>
    </style:style>
    <style:style style:name="T318" style:parent-style-name="hljs-title" style:family="text">
      <style:text-properties style:font-name="inherit" fo:color="#F22C3D"/>
    </style:style>
    <style:style style:name="T319" style:parent-style-name="HTMLCode" style:family="text">
      <style:text-properties style:font-name="inherit" fo:color="#FFFFFF"/>
    </style:style>
    <style:style style:name="T320" style:parent-style-name="hljs-comment" style:family="text">
      <style:text-properties style:font-name="inherit" fo:color="#FFFFFF"/>
    </style:style>
    <style:style style:name="T321" style:parent-style-name="HTMLCode" style:family="text">
      <style:text-properties style:font-name="inherit" fo:color="#FFFFFF"/>
    </style:style>
    <style:style style:name="P322" style:parent-style-name="NormalWeb" style:family="paragraph">
      <style:paragraph-properties fo:border="0.0034in solid #E3E3E3" fo:padding="0in" style:shadow="none" fo:margin-top="0.2083in" fo:margin-bottom="0in" fo:background-color="#212121"/>
    </style:style>
    <style:style style:name="T323" style:parent-style-name="DefaultParagraphFont" style:family="text">
      <style:text-properties style:font-name="Segoe UI" style:font-name-complex="Segoe UI" fo:color="#FFFFFF" fo:font-size="13.5pt" style:font-size-asian="13.5pt" style:font-size-complex="13.5pt"/>
    </style:style>
    <style:style style:name="T324" style:parent-style-name="HTMLCode" style:family="text">
      <style:text-properties style:font-name="Ubuntu Mono" fo:font-weight="bold" style:font-weight-asian="bold" style:font-weight-complex="bold" fo:color="#FFFFFF"/>
    </style:style>
    <style:style style:name="T325" style:parent-style-name="DefaultParagraphFont" style:family="text">
      <style:text-properties style:font-name="Segoe UI" style:font-name-complex="Segoe UI" fo:color="#FFFFFF" fo:font-size="13.5pt" style:font-size-asian="13.5pt" style:font-size-complex="13.5pt"/>
    </style:style>
    <style:style style:name="T326" style:parent-style-name="HTMLCode" style:family="text">
      <style:text-properties style:font-name="Ubuntu Mono" fo:font-weight="bold" style:font-weight-asian="bold" style:font-weight-complex="bold" fo:color="#FFFFFF"/>
    </style:style>
    <style:style style:name="T327" style:parent-style-name="DefaultParagraphFont" style:family="text">
      <style:text-properties style:font-name="Segoe UI" style:font-name-complex="Segoe UI" fo:color="#FFFFFF" fo:font-size="13.5pt" style:font-size-asian="13.5pt" style:font-size-complex="13.5pt"/>
    </style:style>
    <style:style style:name="T328" style:parent-style-name="HTMLCode" style:family="text">
      <style:text-properties style:font-name="Ubuntu Mono" fo:font-weight="bold" style:font-weight-asian="bold" style:font-weight-complex="bold" fo:color="#FFFFFF"/>
    </style:style>
    <style:style style:name="T329" style:parent-style-name="DefaultParagraphFont" style:family="text">
      <style:text-properties style:font-name="Segoe UI" style:font-name-complex="Segoe UI" fo:color="#FFFFFF" fo:font-size="13.5pt" style:font-size-asian="13.5pt" style:font-size-complex="13.5pt"/>
    </style:style>
    <style:style style:name="P330"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style:style>
    <style:style style:name="P331"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style:style>
    <style:style style:name="P332"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style:style>
  </office:automatic-styles>
  <office:body>
    <office:text text:use-soft-page-breaks="true">
      <text:p text:style-name="P1">Question 1: Explain what JavaScript is and its role in web development.</text:p>
      <text:p text:style-name="Normal"/>
      <text:p text:style-name="P2"><text:line-break/>JavaScript is a high-level, interpreted programming language primarily used for creating dynamic and interactive content on websites. Originally developed by Netscape, JavaScript has evolved into one of the core technologies of the World Wide Web alongside HTML and CSS.</text:p>
      <text:p text:style-name="P3">Its role in web development can be summarized as follows:</text:p>
      <text:list text:style-name="LFO1" text:continue-numbering="true">
        <text:list-item>
          <text:p text:style-name="P4"><text:span text:style-name="T5">Client-Side Scripting</text:span><text:span text:style-name="T6">: JavaScript is primarily executed on the client-side (in the user's web browser), allowing developers to create dynamic and interactive web pages that respond to user actions without needing to communicate with the server. This makes web applications more responsive and engaging.</text:span></text:p>
        </text:list-item>
        <text:list-item>
          <text:p text:style-name="P7"><text:span text:style-name="T8">Manipulating HTML and CSS</text:span><text:span text:style-name="T9">: JavaScript can dynamically manipulate the content and style of HTML elements on a web page, allowing developers to create interactive user interfaces and modify page elements in response to user interactions or other events.</text:span></text:p>
        </text:list-item>
        <text:list-item>
          <text:p text:style-name="P10"><text:span text:style-name="T11">Event Handling</text:span><text:span text:style-name="T12">: JavaScript enables developers to define event handlers for various user actions such as clicks, mouse movements, keyboard inputs, form submissions, and more. This allows for the creation of interactive elements and behaviors on web pages.</text:span></text:p>
        </text:list-item>
        <text:list-item>
          <text:p text:style-name="P13"><text:span text:style-name="T14">Asynchronous Communication</text:span><text:span text:style-name="T15">: JavaScript facilitates asynchronous communication with servers using techniques such as AJAX (Asynchronous JavaScript and XML) and modern web APIs like Fetch and XMLHttpRequest. This enables web applications to retrieve data from servers in the background without reloading the entire page, leading to smoother user experiences.</text:span></text:p>
        </text:list-item>
        <text:list-item>
          <text:p text:style-name="P16"><text:span text:style-name="T17">Browser APIs</text:span><text:span text:style-name="T18">: JavaScript provides access to various browser APIs (Application Programming Interfaces) that allow developers to interact with browser features and functionalities, such as manipulating the browser's history, accessing the user's device's geolocation, handling web storage (localStorage and sessionStorage), and much more.</text:span></text:p>
        </text:list-item>
        <text:list-item>
          <text:p text:style-name="P19"><text:span text:style-name="T20">Frameworks and Libraries</text:span><text:span text:style-name="T21">: JavaScript has a rich ecosystem of frameworks and libraries (e.g., React, Angular, Vue.js) that simplify and streamline the process of building complex web applications by providing pre-built components, state management solutions, routing systems, and other tools.</text:span></text:p>
        </text:list-item>
      </text:list>
      <text:p text:style-name="P22">Overall, JavaScript plays a crucial role in web development by empowering developers to create dynamic, interactive, and feature-rich web applications that deliver engaging user experiences.</text:p>
      <text:p text:style-name="Normal"/>
      <text:soft-page-break/>
      <text:p text:style-name="Normal">Question 2: Explain the key differences between JavaScript and HTML. Provide examples of situations where you would use each.</text:p>
      <text:p text:style-name="Normal"/>
      <text:p text:style-name="P23">JavaScript and HTML are both essential technologies for web development, but they serve different purposes and have distinct characteristics. Here are the key differences between JavaScript and HTML along with examples of situations where you would use each:</text:p>
      <text:list text:style-name="LFO2" text:continue-numbering="true">
        <text:list-item>
          <text:p text:style-name="P24"><text:span text:style-name="T25">Purpose</text:span><text:span text:style-name="T26">:</text:span></text:p>
          <text:list text:continue-numbering="true">
            <text:list-item>
              <text:p text:style-name="P27"><text:span text:style-name="T28">HTML (Hypertext Markup Language)</text:span><text:span text:style-name="T29">: HTML is a markup language used for structuring the content of web pages. It defines the elements and layout of a web page, such as headings, paragraphs, links, images, tables, forms, etc.</text:span></text:p>
            </text:list-item>
            <text:list-item>
              <text:p text:style-name="P30"><text:span text:style-name="T31">JavaScript</text:span><text:span text:style-name="T32">: JavaScript is a programming language used for creating dynamic and interactive behavior on web pages. It adds interactivity, responds to user actions, manipulates HTML content, and communicates with servers.</text:span></text:p>
            </text:list-item>
          </text:list>
        </text:list-item>
        <text:list-item>
          <text:p text:style-name="P33"><text:span text:style-name="T34">Syntax</text:span><text:span text:style-name="T35">:</text:span></text:p>
          <text:list text:continue-numbering="true">
            <text:list-item>
              <text:p text:style-name="P36"><text:span text:style-name="T37">HTML</text:span><text:span text:style-name="T38">: HTML uses tags enclosed in angle brackets (</text:span><text:span text:style-name="T39">&lt; &gt;</text:span><text:span text:style-name="T40">) to define elements. Each HTML element has its own tag and attributes.</text:span></text:p>
            </text:list-item>
            <text:list-item>
              <text:p text:style-name="P41"><text:span text:style-name="T42">JavaScript</text:span><text:span text:style-name="T43">: JavaScript uses syntax similar to other programming languages. It consists of statements, expressions, variables, functions, and control structures such as if statements, loops, etc.</text:span></text:p>
            </text:list-item>
          </text:list>
        </text:list-item>
        <text:list-item>
          <text:p text:style-name="P44"><text:span text:style-name="T45">Execution</text:span><text:span text:style-name="T46">:</text:span></text:p>
          <text:list text:continue-numbering="true">
            <text:list-item>
              <text:p text:style-name="P47"><text:span text:style-name="T48">HTML</text:span><text:span text:style-name="T49">: HTML is parsed and rendered by web browsers to display the content of a web page. It is mostly static and does not change unless the page is reloaded.</text:span></text:p>
            </text:list-item>
            <text:list-item>
              <text:p text:style-name="P50"><text:span text:style-name="T51">JavaScript</text:span><text:span text:style-name="T52">: JavaScript code is executed by web browsers on the client-side. It can dynamically modify the content and behavior of HTML elements based on user interactions or other events without reloading the entire page.</text:span></text:p>
            </text:list-item>
          </text:list>
        </text:list-item>
        <text:list-item>
          <text:p text:style-name="P53"><text:span text:style-name="T54">Example Use Cases</text:span><text:span text:style-name="T55">:</text:span></text:p>
        </text:list-item>
      </text:list>
      <text:p text:style-name="Normal"/>
      <text:p text:style-name="Normal">&lt;script&gt;</text:p>
      <text:p text:style-name="Normal">function validateForm() {</text:p>
      <text:p text:style-name="Normal"><text:s text:c="4"/>var name = document.getElementById("name").value;</text:p>
      <text:p text:style-name="Normal"><text:s text:c="4"/>if (name === "") {</text:p>
      <text:p text:style-name="Normal"><text:s text:c="8"/>alert("Name must be filled out");</text:p>
      <text:p text:style-name="Normal"><text:s text:c="8"/>return false;</text:p>
      <text:soft-page-break/>
      <text:p text:style-name="Normal"><text:s text:c="4"/>}</text:p>
      <text:p text:style-name="Normal">}</text:p>
      <text:p text:style-name="Normal">&lt;/script&gt;</text:p>
      <text:p text:style-name="Normal">&lt;form action="/submit-form" method="POST" onsubmit="return validateForm()"&gt;</text:p>
      <text:p text:style-name="Normal"><text:s text:c="4"/>&lt;label for="name"&gt;Name:&lt;/label&gt;</text:p>
      <text:p text:style-name="Normal"><text:s text:c="4"/>&lt;input type="text" id="name" name="name"&gt;</text:p>
      <text:p text:style-name="Normal"><text:s text:c="4"/>&lt;input type="submit" value="Submit"&gt;</text:p>
      <text:p text:style-name="Normal">&lt;/form&gt;</text:p>
      <text:p text:style-name="Normal"/>
      <text:p text:style-name="Normal">Question 3: List and describe the five primitive data types in JavaScript.</text:p>
      <text:p text:style-name="Normal"/>
      <text:p text:style-name="P56">In JavaScript, there are five primitive data types:</text:p>
      <text:list text:style-name="LFO3" text:continue-numbering="true">
        <text:list-item>
          <text:p text:style-name="P57"><text:span text:style-name="T58">String</text:span><text:span text:style-name="T59">: A string represents a sequence of characters enclosed within single (</text:span><text:span text:style-name="T60">'</text:span><text:span text:style-name="T61">) or double (</text:span><text:span text:style-name="T62">"</text:span><text:span text:style-name="T63">) quotes. Strings are used to store and manipulate text data. Examples include<text:s/></text:span><text:span text:style-name="T64">"hello"</text:span><text:span text:style-name="T65">,<text:s/></text:span><text:span text:style-name="T66">'JavaScript'</text:span><text:span text:style-name="T67">, and<text:s/></text:span><text:span text:style-name="T68">"123"</text:span><text:span text:style-name="T69">.</text:span></text:p>
        </text:list-item>
        <text:list-item>
          <text:p text:style-name="P70"><text:span text:style-name="T71">Number</text:span><text:span text:style-name="T72">: A number represents numeric data, including integers, floating-point numbers, and special numeric values such as<text:s/></text:span><text:span text:style-name="T73">Infinity</text:span><text:span text:style-name="T74">,<text:s/></text:span><text:span text:style-name="T75">-Infinity</text:span><text:span text:style-name="T76">, and<text:s/></text:span><text:span text:style-name="T77">NaN</text:span><text:span text:style-name="T78"><text:s/>(Not-a-Number). Examples include<text:s/></text:span><text:span text:style-name="T79">42</text:span><text:span text:style-name="T80">,<text:s/></text:span><text:span text:style-name="T81">3.14</text:span><text:span text:style-name="T82">,<text:s/></text:span><text:span text:style-name="T83">0</text:span><text:span text:style-name="T84">,<text:s/></text:span><text:span text:style-name="T85">-100</text:span><text:span text:style-name="T86">,<text:s/></text:span><text:span text:style-name="T87">Infinity</text:span><text:span text:style-name="T88">, and<text:s/></text:span><text:span text:style-name="T89">NaN</text:span><text:span text:style-name="T90">.</text:span></text:p>
        </text:list-item>
        <text:list-item>
          <text:p text:style-name="P91"><text:span text:style-name="T92">Boolean</text:span><text:span text:style-name="T93">: A boolean represents a logical value indicating true or false. Booleans are commonly used in conditional statements and logical operations. The two possible boolean values are<text:s/></text:span><text:span text:style-name="T94">true</text:span><text:span text:style-name="T95"><text:s/>and<text:s/></text:span><text:span text:style-name="T96">false</text:span><text:span text:style-name="T97">.</text:span></text:p>
        </text:list-item>
        <text:list-item>
          <text:p text:style-name="P98"><text:span text:style-name="T99">Undefined</text:span><text:span text:style-name="T100">: The undefined type has only one value, which is<text:s/></text:span><text:span text:style-name="T101">undefined</text:span><text:span text:style-name="T102">. It represents a variable that has been declared but has not been assigned a value. If a variable is declared without initialization, its value is automatically<text:s/></text:span><text:span text:style-name="T103">undefined</text:span><text:span text:style-name="T104">.</text:span></text:p>
        </text:list-item>
        <text:list-item>
          <text:p text:style-name="P105"><text:span text:style-name="T106">Null</text:span><text:span text:style-name="T107">: The null type has only one value, which is<text:s/></text:span><text:span text:style-name="T108">null</text:span><text:span text:style-name="T109">. It represents the absence of any value or an explicitly empty value. It is often used to signify that a variable intentionally has no value or that a value is unknown or not applicable.</text:span></text:p>
        </text:list-item>
      </text:list>
      <text:p text:style-name="P110">Here's a brief description of each primitive data type:</text:p>
      <text:list text:style-name="LFO4" text:continue-numbering="true">
        <text:list-item>
          <text:p text:style-name="P111"><text:span text:style-name="T112">String</text:span><text:span text:style-name="T113">: Used for representing text data.</text:span></text:p>
        </text:list-item>
        <text:list-item>
          <text:p text:style-name="P114"><text:span text:style-name="T115">Number</text:span><text:span text:style-name="T116">: Used for representing numeric data.</text:span></text:p>
        </text:list-item>
        <text:list-item>
          <text:p text:style-name="P117"><text:span text:style-name="T118">Boolean</text:span><text:span text:style-name="T119">: Used for representing logical true/false values.</text:span></text:p>
        </text:list-item>
        <text:list-item>
          <text:p text:style-name="P120"><text:span text:style-name="T121">Undefined</text:span><text:span text:style-name="T122">: Represents a variable that has been declared but not initialized.</text:span></text:p>
        </text:list-item>
        <text:list-item>
          <text:p text:style-name="P123"><text:span text:style-name="T124">Null</text:span><text:span text:style-name="T125">: Represents the absence of any value or an explicitly empty value.</text:span></text:p>
        </text:list-item>
      </text:list>
      <text:p text:style-name="P126">These primitive data types form the basic building blocks of data manipulation in JavaScript. They are immutable, meaning their values cannot be changed directly. When you perform operations that seem to modify them, you are actually creating new values based on the original ones.</text:p>
      <text:p text:style-name="P127"><text:span text:style-name="T128">Top of Form</text:span></text:p>
      <text:p text:style-name="P129"/>
      <text:p text:style-name="P130">Question 5: Explain the importance of comments in JavaScript and provide examples of single-line and multi-line comments.</text:p>
      <text:p text:style-name="P131"/>
      <text:p text:style-name="P132"/>
      <text:p text:style-name="P133">Comments in JavaScript are non-executable lines that are ignored by the JavaScript engine during runtime. They are used to add explanatory notes, documentations, or annotations within the code. Comments play a crucial role in improving code readability, aiding in code maintenance, and facilitating collaboration among developers. Here's why comments are important:</text:p>
      <text:list text:style-name="LFO5" text:continue-numbering="true">
        <text:list-item>
          <text:p text:style-name="P134"><text:span text:style-name="T135">Code Documentation</text:span><text:span text:style-name="T136">: Comments provide essential information about the purpose, functionality, and usage of different parts of the code. They help other developers (including your future self) understand the codebase more easily.</text:span></text:p>
        </text:list-item>
        <text:list-item>
          <text:p text:style-name="P137"><text:span text:style-name="T138">Clarity and Understanding</text:span><text:span text:style-name="T139">: Well-written comments can clarify complex logic, algorithms, or tricky sections of code, making it easier for others to understand the code's behavior and intent.</text:span></text:p>
        </text:list-item>
        <text:list-item>
          <text:p text:style-name="P140"><text:span text:style-name="T141">Debugging and Troubleshooting</text:span><text:span text:style-name="T142">: Comments can serve as markers for debugging purposes, allowing developers to quickly identify and isolate problematic areas in the code.</text:span></text:p>
        </text:list-item>
        <text:list-item>
          <text:p text:style-name="P143"><text:span text:style-name="T144">Preventing Code Execution</text:span><text:span text:style-name="T145">: Comments can temporarily disable or exclude certain lines of code without deleting them, which can be useful for debugging or testing alternative solutions.</text:span></text:p>
        </text:list-item>
        <text:list-item>
          <text:p text:style-name="P146"><text:span text:style-name="T147">Version Control and Collaboration</text:span><text:span text:style-name="T148">: Comments can provide context and explanations for changes made to the codebase, helping team<text:s/></text:span><text:soft-page-break/><text:span text:style-name="T149">members understand the rationale behind specific modifications and facilitating collaboration in version control systems like Git.</text:span></text:p>
        </text:list-item>
      </text:list>
      <text:p text:style-name="P150">Here are examples of single-line and multi-line comments in JavaScript:</text:p>
      <text:p text:style-name="P151"><text:span text:style-name="T152">Single-line comment</text:span><text:span text:style-name="T153">: Use<text:s/></text:span><text:span text:style-name="T154">//</text:span><text:span text:style-name="T155"><text:s/>to create single-line comments.</text:span></text:p>
      <text:p text:style-name="P156"><text:span text:style-name="T157">javascriptCopy code</text:span></text:p>
      <text:p text:style-name="P158"><text:span text:style-name="T159">// This is a single-line comment</text:span><text:span text:style-name="T160"><text:s/></text:span><text:span text:style-name="T161">let</text:span><text:span text:style-name="T162"><text:s/>x =<text:s/></text:span><text:span text:style-name="T163">10</text:span><text:span text:style-name="T164">;<text:s/></text:span><text:span text:style-name="T165">// Initializing variable x with value 10</text:span><text:span text:style-name="T166"><text:s/></text:span></text:p>
      <text:p text:style-name="P167"><text:span text:style-name="T168">Multi-line comment</text:span><text:span text:style-name="T169">: Use<text:s/></text:span><text:span text:style-name="T170">/* */</text:span><text:span text:style-name="T171"><text:s/>to create multi-line comments.</text:span></text:p>
      <text:p text:style-name="P172"><text:span text:style-name="T173">javascriptCopy code</text:span></text:p>
      <text:p text:style-name="P174"><text:span text:style-name="T175">/* This is a multi-line comment. It can span across multiple lines. It is often used for longer explanations or documentation. */</text:span><text:span text:style-name="T176"><text:s/></text:span><text:span text:style-name="T177">let</text:span><text:span text:style-name="T178"><text:s/>y =<text:s/></text:span><text:span text:style-name="T179">20</text:span><text:span text:style-name="T180">;<text:s/></text:span><text:span text:style-name="T181">// Initializing variable y with value 20</text:span><text:span text:style-name="T182"><text:s/></text:span></text:p>
      <text:p text:style-name="P183">In summary, comments in JavaScript are valuable tools for enhancing code readability, facilitating collaboration, and documenting the codebase. They should be used judiciously to provide helpful insights and explanations without cluttering the code unnecessarily.</text:p>
      <text:p text:style-name="P184"><text:span text:style-name="T185">Top of Form</text:span></text:p>
      <text:p text:style-name="P186"/>
      <text:p text:style-name="P187">Question 4: What is the purpose of declaring variables in JavaScript, and how do you declare them using the 'let' keyword</text:p>
      <text:p text:style-name="P188"><text:span text:style-name="T189"><text:s/>Answetr:- <text:s text:c="7"/></text:span><text:span text:style-name="T190">Declaring variables in JavaScript serves the purpose of storing and manipulating data within a program. Variables allow developers to assign values to identifiers, which can then be referenced and modified throughout the code. The<text:s/></text:span><text:span text:style-name="T191">let</text:span><text:span text:style-name="T192"><text:s/>keyword is one of the modern ways to declare variables in JavaScript, introduced in ECMAScript 6 (ES6). Here's how you declare variables using the<text:s/></text:span><text:span text:style-name="T193">let</text:span><text:span text:style-name="T194"><text:s/>keyword:</text:span></text:p>
      <text:p text:style-name="P195"><text:span text:style-name="T196">javascriptCopy code</text:span></text:p>
      <text:p text:style-name="P197"><text:span text:style-name="T198">let</text:span><text:span text:style-name="T199"><text:s/>variableName;<text:s/></text:span></text:p>
      <text:p text:style-name="P200">You can also initialize the variable with an initial value:</text:p>
      <text:p text:style-name="P201"><text:span text:style-name="T202">javascriptCopy code</text:span></text:p>
      <text:p text:style-name="P203"><text:span text:style-name="T204">let</text:span><text:span text:style-name="T205"><text:s/>variableName = value;<text:s/></text:span></text:p>
      <text:p text:style-name="P206"><text:span text:style-name="T207">Here's a breakdown of the purpose of declaring variables and how to declare them using the<text:s/></text:span><text:span text:style-name="T208">let</text:span><text:span text:style-name="T209"><text:s/>keyword:</text:span></text:p>
      <text:soft-page-break/>
      <text:list text:style-name="LFO6" text:continue-numbering="true">
        <text:list-item>
          <text:p text:style-name="P210"><text:span text:style-name="T211">Storing Data</text:span><text:span text:style-name="T212">: Variables allow developers to store various types of data, such as numbers, strings, objects, arrays, etc., for later use in the program.</text:span></text:p>
        </text:list-item>
        <text:list-item>
          <text:p text:style-name="P213"><text:span text:style-name="T214">Manipulating Data</text:span><text:span text:style-name="T215">: Variables provide a way to manipulate and work with data dynamically. You can perform operations, calculations, and transformations on the stored values using variables.</text:span></text:p>
        </text:list-item>
        <text:list-item>
          <text:p text:style-name="P216"><text:span text:style-name="T217">Memory Allocation</text:span><text:span text:style-name="T218">: When you declare a variable, memory is allocated to store the data associated with that variable. This allows you to keep track of and access the data efficiently during program execution.</text:span></text:p>
        </text:list-item>
        <text:list-item>
          <text:p text:style-name="P219"><text:span text:style-name="T220">Scope Management</text:span><text:span text:style-name="T221">: Variables have a scope, which determines where in the code they can be accessed. Using<text:s/></text:span><text:span text:style-name="T222">let</text:span><text:span text:style-name="T223"><text:s/>to declare variables allows you to limit their scope to the block, statement, or expression in which they are defined (block-scoping).</text:span></text:p>
        </text:list-item>
        <text:list-item>
          <text:p text:style-name="P224"><text:span text:style-name="T225">Mutable Binding</text:span><text:span text:style-name="T226">: Variables declared with<text:s/></text:span><text:span text:style-name="T227">let</text:span><text:span text:style-name="T228"><text:s/>can be reassigned new values, allowing for dynamic changes to the data they represent. This makes them suitable for situations where the value may change over time.</text:span></text:p>
        </text:list-item>
      </text:list>
      <text:p text:style-name="P229"><text:span text:style-name="T230">Example of declaring variables using the<text:s/></text:span><text:span text:style-name="T231">let</text:span><text:span text:style-name="T232"><text:s/>keyword:</text:span></text:p>
      <text:p text:style-name="P233"><text:span text:style-name="T234">javascriptCopy code</text:span></text:p>
      <text:p text:style-name="P235"><text:span text:style-name="T236">let</text:span><text:span text:style-name="T237"><text:s/>name;<text:s/></text:span><text:span text:style-name="T238">// Declaring a variable named 'name' without initializing it</text:span><text:span text:style-name="T239"><text:s/></text:span><text:span text:style-name="T240">let</text:span><text:span text:style-name="T241"><text:s/>age =<text:s/></text:span><text:span text:style-name="T242">30</text:span><text:span text:style-name="T243">;<text:s/></text:span><text:span text:style-name="T244">// Declaring a variable named 'age' and initializing it with the value 30</text:span><text:span text:style-name="T245"><text:s/></text:span></text:p>
      <text:p text:style-name="P246"><text:span text:style-name="T247">In this example,<text:s/></text:span><text:span text:style-name="T248">name</text:span><text:span text:style-name="T249"><text:s/>is declared without an initial value, while<text:s/></text:span><text:span text:style-name="T250">age</text:span><text:span text:style-name="T251"><text:s/>is declared and initialized with the value<text:s/></text:span><text:span text:style-name="T252">30</text:span><text:span text:style-name="T253">. Both variables are declared using the<text:s/></text:span><text:span text:style-name="T254">let</text:span><text:span text:style-name="T255"><text:s/>keyword, indicating that they are block-scoped and can be reassigned new values later in the code if needed.</text:span></text:p>
      <text:p text:style-name="P256"><text:span text:style-name="T257">Top of Form</text:span></text:p>
      <text:p text:style-name="P258"/>
      <text:p text:style-name="P259">Question 6: Explain the importance of choosing meaningful and descriptive variable names in JavaScript. Provide an example where using a clear identifier improves code readability.</text:p>
      <text:p text:style-name="P260">Choosing meaningful and descriptive variable names in JavaScript is crucial for improving code readability, maintainability, and understanding. Clear and expressive variable names make the purpose and intent of the code more apparent to both the original developer and other team members who may read or work with the code in the future. Here's why choosing meaningful variable names is important:</text:p>
      <text:soft-page-break/>
      <text:list text:style-name="LFO7" text:continue-numbering="true">
        <text:list-item>
          <text:p text:style-name="P261"><text:span text:style-name="T262">Clarity and Understanding</text:span><text:span text:style-name="T263">: Meaningful variable names provide valuable context and convey the purpose or significance of the data they represent. They make it easier for developers to understand the code's logic and functionality without needing to decipher cryptic or ambiguous identifiers.</text:span></text:p>
        </text:list-item>
        <text:list-item>
          <text:p text:style-name="P264"><text:span text:style-name="T265">Documentation and Self-Explanatory Code</text:span><text:span text:style-name="T266">: Well-chosen variable names serve as self-documentation, reducing the need for additional comments or explanations to understand the code. They make the code more self-explanatory and intuitive, allowing developers to grasp its meaning at a glance.</text:span></text:p>
        </text:list-item>
        <text:list-item>
          <text:p text:style-name="P267"><text:span text:style-name="T268">Maintainability and Debugging</text:span><text:span text:style-name="T269">: Descriptive variable names facilitate code maintenance and debugging by making it easier to identify and locate specific variables or data elements within the codebase. This streamlines the debugging process and reduces the likelihood of errors or misunderstandings when making changes to the code.</text:span></text:p>
        </text:list-item>
        <text:list-item>
          <text:p text:style-name="P270"><text:span text:style-name="T271">Collaboration and Teamwork</text:span><text:span text:style-name="T272">: When working in a team environment, clear and meaningful variable names promote collaboration by enabling effective communication among team members. Consistently using descriptive identifiers ensures that everyone understands the codebase uniformly, fostering collaboration and productivity.</text:span></text:p>
        </text:list-item>
      </text:list>
      <text:p text:style-name="P273">Example demonstrating the importance of meaningful variable names:</text:p>
      <text:p text:style-name="P274">Consider the following code snippet with poorly chosen variable names:</text:p>
      <text:p text:style-name="P275"><text:span text:style-name="T276">javascriptCopy code</text:span></text:p>
      <text:p text:style-name="P277"><text:span text:style-name="T278">let</text:span><text:span text:style-name="T279"><text:s/>x =<text:s/></text:span><text:span text:style-name="T280">10</text:span><text:span text:style-name="T281">;<text:s/></text:span><text:span text:style-name="T282">let</text:span><text:span text:style-name="T283"><text:s/>y =<text:s/></text:span><text:span text:style-name="T284">20</text:span><text:span text:style-name="T285">;<text:s/></text:span><text:span text:style-name="T286">let</text:span><text:span text:style-name="T287"><text:s/>z = x + y;<text:s/></text:span><text:span text:style-name="T288">console</text:span><text:span text:style-name="T289">.</text:span><text:span text:style-name="T290">log</text:span><text:span text:style-name="T291">(z);<text:s/></text:span><text:span text:style-name="T292">// Output: 30</text:span><text:span text:style-name="T293"><text:s/></text:span></text:p>
      <text:p text:style-name="P294"><text:span text:style-name="T295">While this code performs a simple calculation and prints the result, the variable names (</text:span><text:span text:style-name="T296">x</text:span><text:span text:style-name="T297">,<text:s/></text:span><text:span text:style-name="T298">y</text:span><text:span text:style-name="T299">,<text:s/></text:span><text:span text:style-name="T300">z</text:span><text:span text:style-name="T301">) are not descriptive and do not convey any meaningful information about the purpose or context of the values they represent.</text:span></text:p>
      <text:p text:style-name="P302">Now, let's refactor the code with meaningful variable names:</text:p>
      <text:p text:style-name="P303"><text:span text:style-name="T304">javascriptCopy code</text:span></text:p>
      <text:p text:style-name="P305"><text:span text:style-name="T306">let</text:span><text:span text:style-name="T307"><text:s/>firstNumber =<text:s/></text:span><text:span text:style-name="T308">10</text:span><text:span text:style-name="T309">;<text:s/></text:span><text:span text:style-name="T310">let</text:span><text:span text:style-name="T311"><text:s/>secondNumber =<text:s/></text:span><text:span text:style-name="T312">20</text:span><text:span text:style-name="T313">;<text:s/></text:span><text:span text:style-name="T314">let</text:span><text:span text:style-name="T315"><text:s/>sum = firstNumber + secondNumber;<text:s/></text:span><text:span text:style-name="T316">console</text:span><text:span text:style-name="T317">.</text:span><text:span text:style-name="T318">log</text:span><text:span text:style-name="T319">(sum);<text:s/></text:span><text:span text:style-name="T320">// Output: 30</text:span><text:span text:style-name="T321"><text:s/></text:span></text:p>
      <text:soft-page-break/>
      <text:p text:style-name="P322"><text:span text:style-name="T323">In this refactored version, the variable names (</text:span><text:span text:style-name="T324">firstNumber</text:span><text:span text:style-name="T325">,<text:s/></text:span><text:span text:style-name="T326">secondNumber</text:span><text:span text:style-name="T327">,<text:s/></text:span><text:span text:style-name="T328">sum</text:span><text:span text:style-name="T329">) provide clear and descriptive identifiers that convey the purpose and context of the data they represent. This makes the code easier to understand, maintain, and collaborate on, leading to improved readability and overall code quality.</text:span></text:p>
      <text:p text:style-name="z-TopofForm">Top of Form</text:p>
      <text:p text:style-name="P330"/>
      <text:p text:style-name="P331"/>
      <text:p text:style-name="P33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inherit" svg:font-family="inherit"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IN"/>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N"/>
    </style:style>
    <style:style style:name="hljs-comment" style:display-name="hljs-comment" style:family="text" style:parent-style-name="DefaultParagraphFont"/>
    <style:style style:name="hljs-keyword" style:display-name="hljs-keyword" style:family="text" style:parent-style-name="DefaultParagraphFont"/>
    <style:style style:name="hljs-number" style:display-name="hljs-number" style:family="text" style:parent-style-name="DefaultParagraphFont"/>
    <style:style style:name="hljs-variable" style:display-name="hljs-variable" style:family="text" style:parent-style-name="DefaultParagraphFont"/>
    <style:style style:name="hljs-title" style:display-name="hljs-titl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eep Sahu</meta:initial-creator>
    <dc:creator>Sandeep Sahu</dc:creator>
    <meta:creation-date>2024-02-25T07:53:00Z</meta:creation-date>
    <dc:date>2024-02-25T08:07:00Z</dc:date>
    <meta:template xlink:href="Normal" xlink:type="simple"/>
    <meta:editing-cycles>1</meta:editing-cycles>
    <meta:editing-duration>PT840S</meta:editing-duration>
    <meta:document-statistic meta:page-count="8" meta:paragraph-count="27" meta:word-count="2035" meta:character-count="13612" meta:row-count="96" meta:non-whitespace-character-count="11604"/>
  </office:meta>
</office:document-meta>
</file>